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4400000042EF54FB51.png" manifest:media-type="image/png"/>
  <manifest:file-entry manifest:full-path="Pictures/10000E5400000707000006D2E91941CF.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Полужирный" style:font-family-generic="swiss" style:font-pitch="variable"/>
    <style:font-face style:name="Arial1" svg:font-family="Arial" style:font-family-generic="swiss" style:font-pitch="variable"/>
    <style:font-face style:name="DIN Alternate Bold" svg:font-family="'DIN Alternate Bol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11.307cm" fo:min-width="22.36cm" loext:decorative="false"/>
    </style:style>
    <style:style style:name="gr2" style:family="graphic" style:parent-style-name="standard">
      <style:graphic-properties draw:stroke="solid" draw:stroke-dash="Long_20_Dash" svg:stroke-width="0.053cm" svg:stroke-color="#729fcf" draw:marker-start="" draw:marker-start-width="0.279cm" draw:marker-end="" draw:marker-end-width="0.279cm" draw:fill="solid" draw:fill-color="#d4edfb" draw:opacity="100%" draw:textarea-horizontal-align="justify" draw:textarea-vertical-align="middle" draw:auto-grow-height="false" fo:min-height="6.108cm" fo:min-width="14.494cm" fo:padding-top="0.151cm" fo:padding-bottom="0.151cm" fo:padding-left="0.276cm" fo:padding-right="0.276cm" loext:decorative="false"/>
    </style:style>
    <style:style style:name="gr3" style:family="graphic" style:parent-style-name="standard">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loext:decorative="false"/>
    </style:style>
    <style:style style:name="gr4"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5" style:family="graphic" style:parent-style-name="standard" style:list-style-name="L2">
      <style:graphic-properties draw:stroke="none" svg:stroke-width="0.035cm" svg:stroke-color="#ff7f2a"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7" style:family="graphic" style:parent-style-name="standard">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writing-mode="lr-tb" loext:decorative="false"/>
      <style:paragraph-properties style:writing-mode="lr-tb"/>
    </style:style>
    <style:style style:name="gr8" style:family="graphic">
      <style:graphic-properties style:writing-mode="lr-tb" loext:decorative="false"/>
    </style:style>
    <style:style style:name="gr9" style:family="graphic" style:parent-style-name="standard">
      <style:graphic-properties draw:stroke="solid" svg:stroke-width="0.106cm" svg:stroke-color="#be1818"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loext:decorative="false"/>
    </style:style>
    <style:style style:name="gr10"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11" style:family="graphic" style:parent-style-name="standard" style:list-style-name="L2">
      <style:graphic-properties draw:stroke="none" svg:stroke-width="0.035cm" svg:stroke-color="#3465a4"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12"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13"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14"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15" style:family="graphic" style:parent-style-name="Базовый_5f_1">
      <style:graphic-properties draw:stroke="solid" svg:stroke-width="0.106cm" svg:stroke-color="#be1818"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loext:decorative="false"/>
    </style:style>
    <style:style style:name="gr16"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17"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18"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19" style:family="graphic" style:parent-style-name="standard">
      <style:graphic-properties draw:stroke="none" draw:fill-color="#ffffff" draw:textarea-horizontal-align="justify" draw:textarea-vertical-align="middle" draw:auto-grow-height="false" fo:min-height="12.416cm" fo:min-width="22.36cm" loext:decorative="false"/>
    </style:style>
    <style:style style:name="gr20" style:family="graphic" style:parent-style-name="Базовый_5f_1">
      <style:graphic-properties draw:stroke="none" draw:fill-color="#ffffff" draw:textarea-horizontal-align="justify" draw:textarea-vertical-align="middle" draw:auto-grow-height="false" fo:min-height="12.45cm" fo:min-width="15.375cm" loext:decorative="false"/>
    </style:style>
    <style:style style:name="gr21" style:family="graphic" style:parent-style-name="Базовый_5f_1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8.943cm" fo:min-width="14.408cm" fo:padding-top="0.151cm" fo:padding-bottom="0.151cm" fo:padding-left="0.276cm" fo:padding-right="0.276cm" loext:decorative="false"/>
    </style:style>
    <style:style style:name="gr22" style:family="graphic" style:parent-style-name="Базовый_5f_1_5f_1">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loext:decorative="false"/>
    </style:style>
    <style:style style:name="gr23" style:family="graphic" style:parent-style-name="Базовый_5f_1_5f_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24" style:family="graphic" style:parent-style-name="Базовый_5f_1_5f_1">
      <style:graphic-properties draw:stroke="solid" svg:stroke-width="0.106cm" svg:stroke-color="#be1818" draw:marker-start="Стили_20_стрелок_20_13"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loext:decorative="false"/>
    </style:style>
    <style:style style:name="gr25"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26"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27" style:family="graphic" style:parent-style-name="Базовый_5f_1_5f_1">
      <style:graphic-properties draw:stroke="solid" svg:stroke-width="0.106cm" svg:stroke-color="#be1818"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loext:decorative="false"/>
    </style:style>
    <style:style style:name="gr28" style:family="graphic" style:parent-style-name="Базовый_5f_1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29" style:family="graphic" style:parent-style-name="Базовый_5f_1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0" style:family="graphic" style:parent-style-name="Базовый_5f_1_5f_1">
      <style:graphic-properties draw:stroke="solid" svg:stroke-width="0.106cm" svg:stroke-color="#be1818" draw:marker-start="msArrowEnd_20_5" draw:marker-start-width="0.318cm" draw:marker-start-center="false" draw:marker-end="msArrowEnd_20_5"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loext:decorative="false"/>
    </style:style>
    <style:style style:name="gr31"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2"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3"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4"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5"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6" style:family="graphic" style:parent-style-name="Базовый_5f_1_5f_1">
      <style:graphic-properties draw:stroke="solid" svg:stroke-width="0.106cm" svg:stroke-color="#be1818" draw:marker-start="" draw:marker-start-width="0.318cm" draw:marker-start-center="false" draw:marker-end="Стили_20_стрелок_20_19"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loext:decorative="false"/>
    </style:style>
    <style:style style:name="gr37" style:family="graphic" style:parent-style-name="Базовый_5f_1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8" style:family="graphic" style:parent-style-name="Базовый_5f_1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39" style:family="graphic" style:parent-style-name="Базовый_5f_1_5f_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writing-mode="lr-tb" loext:decorative="false"/>
      <style:paragraph-properties style:writing-mode="lr-tb"/>
    </style:style>
    <style:style style:name="gr40" style:family="graphic" style:parent-style-name="Базовый_5f_1_5f_1" style:list-style-name="L1">
      <style:graphic-properties svg:stroke-width="0.053cm" svg:stroke-color="#ffffff" draw:marker-start-width="1.146cm" draw:marker-end-width="0.536cm" draw:fill-color="#326ce5" draw:textarea-vertical-align="middle" fo:padding-top="0.151cm" fo:padding-bottom="0.151cm" fo:padding-left="0.276cm" fo:padding-right="0.276cm" loext:decorative="false"/>
      <style:paragraph-properties style:writing-mode="lr-tb"/>
    </style:style>
    <style:style style:name="gr41" style:family="graphic" style:parent-style-name="standard">
      <style:graphic-properties draw:stroke="none" draw:fill-color="#ffffff" draw:textarea-horizontal-align="justify" draw:textarea-vertical-align="middle" draw:auto-grow-height="false" fo:min-height="11.607cm" fo:min-width="22.36cm" loext:decorative="false"/>
    </style:style>
    <style:style style:name="gr42" style:family="graphic" style:parent-style-name="standard">
      <style:graphic-properties draw:stroke="none" draw:fill-color="#ffffff" draw:textarea-horizontal-align="justify" draw:textarea-vertical-align="middle" draw:auto-grow-height="false" fo:min-height="9.475cm" fo:min-width="15.375cm" loext:decorative="false"/>
    </style:style>
    <style:style style:name="gr43" style:family="graphic" style:parent-style-name="Базовый_5f_1">
      <style:graphic-properties draw:stroke="solid" draw:stroke-dash="Long_20_Dash" svg:stroke-width="0.053cm" svg:stroke-color="#729fcf" draw:marker-start-width="0.279cm" draw:marker-end-width="0.279cm" draw:fill="solid" draw:fill-color="#d4edfb" draw:opacity="100%" draw:textarea-horizontal-align="justify" draw:textarea-vertical-align="middle" draw:auto-grow-height="false" fo:min-height="6.522cm" fo:min-width="14.368cm" fo:padding-top="0.151cm" fo:padding-bottom="0.151cm" fo:padding-left="0.276cm" fo:padding-right="0.276cm" loext:decorative="false"/>
    </style:style>
    <style:style style:name="gr44" style:family="graphic" style:parent-style-name="Базовый_5f_1">
      <style:graphic-properties draw:stroke="none" svg:stroke-width="0.035cm" draw:stroke-linejoin="miter" draw:fill="solid" draw:fill-color="#326ce5" draw:textarea-vertical-align="middle" draw:auto-grow-height="false" draw:fit-to-size="false" style:shrink-to-fit="false" fo:min-height="3.599cm" fo:min-width="2.383cm" fo:padding-top="0.141cm" fo:padding-bottom="0.141cm" fo:padding-left="0.141cm" fo:padding-right="0.141cm" fo:wrap-option="wrap" loext:decorative="false"/>
    </style:style>
    <style:style style:name="gr45" style:family="graphic" style:parent-style-name="Базовый_5f_1">
      <style:graphic-properties draw:stroke="none" svg:stroke-width="0.035cm" draw:stroke-linejoin="miter"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46" style:family="graphic" style:parent-style-name="Базовый_5f_1">
      <style:graphic-properties draw:stroke="solid" svg:stroke-width="0.106cm" svg:stroke-color="#be1818" draw:marker-start="Стили_20_стрелок_20_16" draw:marker-start-width="0.318cm" draw:marker-start-center="false" draw:marker-end="" draw:marker-end-width="0.318cm" draw:marker-end-center="false" draw:stroke-linejoin="miter" svg:stroke-linecap="butt" draw:fill="none" draw:textarea-horizontal-align="center" draw:textarea-vertical-align="middle" draw:auto-grow-height="false" draw:fit-to-size="false" style:shrink-to-fit="false" fo:padding-top="0.141cm" fo:padding-bottom="0.141cm" fo:padding-left="0.141cm" fo:padding-right="0.141cm" fo:wrap-option="wrap" loext:decorative="false"/>
    </style:style>
    <style:style style:name="gr47" style:family="graphic" style:parent-style-name="Базовый_5f_1" style:list-style-name="L2">
      <style:graphic-properties draw:stroke="none" svg:stroke-width="0.035cm" svg:stroke-color="#be1818" draw:marker-start="Стили_20_стрелок_20_17"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48" style:family="graphic" style:parent-style-name="Базовый_5f_1" style:list-style-name="L2">
      <style:graphic-properties draw:stroke="none" svg:stroke-width="0.035cm" svg:stroke-color="#be1818" draw:marker-start="Стили_20_стрелок_20_18"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49"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50"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51"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52" style:family="graphic" style:parent-style-name="Базовый_5f_1" style:list-style-name="L2">
      <style:graphic-properties draw:stroke="none" svg:stroke-width="0.035cm" svg:stroke-color="#be1818" draw:marker-start="Стили_20_стрелок_20_15"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53"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54" style:family="graphic" style:parent-style-name="Базовый_5f_1">
      <style:graphic-properties draw:stroke="none" draw:stroke-dash="Long_20_Dash" svg:stroke-width="0.053cm" svg:stroke-color="#729fcf" draw:marker-start-width="0.279cm" draw:marker-end-width="0.279cm" draw:fill="solid" draw:fill-color="#326ce5" draw:opacity="100%" draw:textarea-horizontal-align="justify" draw:textarea-vertical-align="middle" draw:auto-grow-height="false" fo:min-height="0.93cm" fo:min-width="10.82cm" fo:padding-top="0.151cm" fo:padding-bottom="0.151cm" fo:padding-left="0.276cm" fo:padding-right="0.276cm" style:writing-mode="lr-tb" loext:decorative="false"/>
      <style:paragraph-properties style:writing-mode="lr-tb"/>
    </style:style>
    <style:style style:name="gr55"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56" style:family="graphic" style:parent-style-name="Базовый_5f_1_5f_1" style:list-style-name="L2">
      <style:graphic-properties draw:stroke="none" svg:stroke-width="0.035cm" svg:stroke-color="#be1818"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57"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58"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gr59" style:family="graphic" style:parent-style-name="Базовый_5f_1" style:list-style-name="L2">
      <style:graphic-properties draw:stroke="none" svg:stroke-width="0.035cm" svg:stroke-color="#be1818" draw:marker-start="Стили_20_стрелок_20_14" draw:marker-end="" draw:stroke-linejoin="miter" svg:stroke-linecap="butt" draw:fill="none" draw:textarea-vertical-align="middle" draw:auto-grow-height="true" draw:fit-to-size="false" style:shrink-to-fit="false" fo:min-height="0cm" fo:min-width="0cm" fo:padding-top="0.141cm" fo:padding-bottom="0.141cm" fo:padding-left="0.141cm" fo:padding-right="0.141cm" fo:wrap-option="no-wrap" style:writing-mode="lr-tb" loext:decorative="false"/>
      <style:paragraph-properties style:writing-mode="lr-tb"/>
    </style:style>
    <style:style style:name="P1" style:family="paragraph">
      <loext:graphic-properties draw:fill-color="#ffffff"/>
      <style:paragraph-properties fo:text-align="center"/>
    </style:style>
    <style:style style:name="P2" style:family="paragraph">
      <loext:graphic-properties draw:fill="solid" draw:fill-color="#d4edfb" draw:opacity="100%"/>
      <style:paragraph-properties fo:text-align="center"/>
    </style:style>
    <style:style style:name="P3" style:family="paragraph">
      <loext:graphic-properties draw:fill="solid" draw:fill-color="#326ce5"/>
      <style:paragraph-properties fo:text-align="center" style:font-independent-line-spacing="true"/>
      <style:text-properties fo:font-size="36pt"/>
    </style:style>
    <style:style style:name="P4" style:family="paragraph">
      <style:paragraph-properties fo:margin-left="0cm" fo:margin-right="0cm" fo:margin-top="0.494cm" fo:margin-bottom="0cm" fo:line-height="100%" fo:text-align="center" fo:text-indent="0cm" style:punctuation-wrap="simple" loext:tab-stop-distance="0cm" style:writing-mode="lr-tb">
        <style:tab-stops>
          <style:tab-stop style:position="0cm"/>
        </style:tab-stops>
      </style:paragraph-properties>
      <style:text-properties style:font-name="Arial" fo:font-size="12pt" fo:font-weight="bold" style:font-size-asian="12pt" style:font-weight-asian="bold" style:font-size-complex="12pt" style:font-weight-complex="bold" fo:hyphenate="false"/>
    </style:style>
    <style:style style:name="P5" style:family="paragraph">
      <loext:graphic-properties draw:fill="none"/>
      <style:paragraph-properties fo:margin-left="0cm" fo:margin-right="0cm" fo:margin-top="0.494cm" fo:margin-bottom="0cm" fo:line-height="100%" fo:text-align="center" fo:text-indent="0cm" style:punctuation-wrap="simple" loext:tab-stop-distance="0cm" style:writing-mode="lr-tb" style:font-independent-line-spacing="true">
        <style:tab-stops>
          <style:tab-stop style:position="0cm"/>
        </style:tab-stops>
      </style:paragraph-properties>
      <style:text-properties style:font-name="Arial" fo:font-size="12pt" fo:font-weight="bold" style:font-size-asian="12pt" style:font-weight-asian="bold" style:font-size-complex="12pt" style:font-weight-complex="bold" fo:hyphenate="false"/>
    </style:style>
    <style:style style:name="P6" style:family="paragraph">
      <loext:graphic-properties draw:fill="none"/>
      <style:paragraph-properties fo:margin-left="0cm" fo:margin-right="0cm" fo:margin-top="0.494cm" fo:margin-bottom="0cm" fo:line-height="100%" fo:text-align="start" fo:text-indent="0cm" style:punctuation-wrap="simple" loext:tab-stop-distance="0cm" style:writing-mode="lr-tb" style:font-independent-line-spacing="true">
        <style:tab-stops>
          <style:tab-stop style:position="0cm"/>
        </style:tab-stops>
      </style:paragraph-properties>
      <style:text-properties fo:font-size="36pt" fo:hyphenate="false"/>
    </style:style>
    <style:style style:name="P7" style:family="paragraph">
      <loext:graphic-properties draw:fill="none"/>
      <style:paragraph-properties fo:text-align="center"/>
    </style:style>
    <style:style style:name="P8" style:family="paragraph">
      <style:paragraph-properties fo:text-align="center" style:writing-mode="lr-tb"/>
      <style:text-properties fo:color="#ffffff" loext:opacity="100%" style:font-name="Arial1" fo:font-size="20pt" fo:font-weight="bold" style:font-size-asian="20pt" style:font-weight-asian="bold" style:font-size-complex="20pt" style:font-weight-complex="bold"/>
    </style:style>
    <style:style style:name="P9" style:family="paragraph">
      <loext:graphic-properties draw:fill="solid" draw:fill-color="#326ce5" draw:opacity="100%"/>
      <style:paragraph-properties fo:text-align="center" style:writing-mode="lr-tb"/>
      <style:text-properties fo:color="#ffffff" loext:opacity="100%" style:font-name="Arial1" fo:font-size="20pt" fo:font-weight="bold" style:font-size-asian="20pt" style:font-weight-asian="bold" style:font-size-complex="20pt" style:font-weight-complex="bold"/>
    </style:style>
    <style:style style:name="P10" style:family="paragraph">
      <loext:graphic-properties draw:fill="none"/>
      <style:paragraph-properties fo:text-align="center" style:font-independent-line-spacing="true"/>
      <style:text-properties fo:font-size="36pt"/>
    </style:style>
    <style:style style:name="P11" style:family="paragraph">
      <style:paragraph-properties fo:margin-left="0cm" fo:margin-right="0cm" fo:margin-top="0.494cm" fo:margin-bottom="0cm" fo:line-height="100%" fo:text-align="start" fo:text-indent="0cm" style:punctuation-wrap="simple" loext:tab-stop-distance="0cm" style:writing-mode="lr-tb">
        <style:tab-stops>
          <style:tab-stop style:position="0cm"/>
        </style:tab-stops>
      </style:paragraph-properties>
      <style:text-properties style:font-name="Arial" fo:font-size="36pt" fo:hyphenate="false"/>
    </style:style>
    <style:style style:name="P12" style:family="paragraph">
      <loext:graphic-properties draw:fill="none"/>
      <style:paragraph-properties fo:margin-left="0cm" fo:margin-right="0cm" fo:margin-top="0.494cm" fo:margin-bottom="0cm" fo:line-height="100%" fo:text-align="start" fo:text-indent="0cm" style:punctuation-wrap="simple" loext:tab-stop-distance="0cm" style:writing-mode="lr-tb" style:font-independent-line-spacing="true">
        <style:tab-stops>
          <style:tab-stop style:position="0cm"/>
        </style:tab-stops>
      </style:paragraph-properties>
      <style:text-properties style:font-name="Arial" fo:font-size="36pt" fo:hyphenate="false"/>
    </style:style>
    <style:style style:name="P13" style:family="paragraph">
      <style:paragraph-properties fo:margin-left="0cm" fo:margin-right="0cm" fo:margin-top="0.494cm" fo:margin-bottom="0cm" fo:line-height="100%" fo:text-align="center" fo:text-indent="0cm" style:punctuation-wrap="simple" loext:tab-stop-distance="0cm" style:writing-mode="lr-tb">
        <style:tab-stops>
          <style:tab-stop style:position="0cm"/>
        </style:tab-stops>
      </style:paragraph-properties>
      <style:text-properties style:font-name="Arial" fo:font-size="11pt" fo:font-weight="bold" style:font-size-asian="11pt" style:font-weight-asian="bold" style:font-size-complex="11pt" style:font-weight-complex="bold" fo:hyphenate="false"/>
    </style:style>
    <style:style style:name="P14" style:family="paragraph">
      <loext:graphic-properties draw:fill="none"/>
      <style:paragraph-properties fo:margin-left="0cm" fo:margin-right="0cm" fo:margin-top="0.494cm" fo:margin-bottom="0cm" fo:line-height="100%" fo:text-align="center" fo:text-indent="0cm" style:punctuation-wrap="simple" loext:tab-stop-distance="0cm" style:writing-mode="lr-tb" style:font-independent-line-spacing="true">
        <style:tab-stops>
          <style:tab-stop style:position="0cm"/>
        </style:tab-stops>
      </style:paragraph-properties>
      <style:text-properties style:font-name="Arial" fo:font-size="11pt" fo:font-weight="bold" style:font-size-asian="11pt" style:font-weight-asian="bold" style:font-size-complex="11pt" style:font-weight-complex="bold" fo:hyphenate="false"/>
    </style:style>
    <style:style style:name="P15" style:family="paragraph">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16" style:family="paragraph">
      <loext:graphic-properties draw:fill="solid" draw:fill-color="#326ce5" draw:opacity="100%"/>
      <style:paragraph-properties fo:text-align="center" style:writing-mode="lr-tb"/>
      <style:text-properties fo:color="#ffffff" loext:opacity="100%" style:font-name="Arial" fo:font-size="20pt" fo:font-weight="bold" style:font-size-asian="20pt" style:font-weight-asian="bold" style:font-size-complex="20pt" style:font-weight-complex="bold"/>
    </style:style>
    <style:style style:name="P17" style:family="paragraph">
      <style:paragraph-properties fo:margin-left="0cm" fo:margin-right="0cm" fo:margin-top="0cm" fo:margin-bottom="0cm" fo:line-height="100%" fo:text-align="center" fo:text-indent="0cm" style:punctuation-wrap="simple" loext:tab-stop-distance="0cm" style:writing-mode="lr-tb">
        <style:tab-stops>
          <style:tab-stop style:position="0cm"/>
        </style:tab-stops>
      </style:paragraph-properties>
      <style:text-properties fo:hyphenate="false"/>
    </style:style>
    <style:style style:name="P18" style:family="paragraph">
      <loext:graphic-properties draw:fill-color="#326ce5"/>
      <style:paragraph-properties fo:margin-left="0cm" fo:margin-right="0cm" fo:margin-top="0cm" fo:margin-bottom="0cm" fo:line-height="100%" fo:text-align="center" fo:text-indent="0cm" style:punctuation-wrap="simple" loext:tab-stop-distance="0cm">
        <style:tab-stops>
          <style:tab-stop style:position="0cm"/>
        </style:tab-stops>
      </style:paragraph-properties>
      <style:text-properties style:font-name="Arial" fo:font-size="18pt" fo:hyphenate="false"/>
    </style:style>
    <style:style style:name="T1" style:family="text">
      <style:text-properties fo:font-variant="normal" fo:text-transform="none" fo:color="#ffffff" loext:opacity="100%" style:text-line-through-style="none" style:text-line-through-type="none" style:text-position="0% 100%" style:font-name="Arial" fo:font-size="12pt" fo:letter-spacing="0.005cm" fo:font-style="normal" style:text-underline-style="none" fo:font-weight="bold" style:font-name-asian="DIN Alternate Bold" style:font-size-asian="12pt" style:font-style-asian="normal" style:font-weight-asian="bold" style:font-name-complex="DIN Alternate Bold" style:font-size-complex="12pt" style:font-style-complex="normal" style:font-weight-complex="bold"/>
    </style:style>
    <style:style style:name="T2" style:family="text">
      <style:text-properties fo:color="#ffffff" loext:opacity="100%" style:font-name="Arial1" fo:font-size="20pt" fo:font-weight="bold" style:font-size-asian="20pt" style:font-weight-asian="bold" style:font-size-complex="20pt" style:font-weight-complex="bold"/>
    </style:style>
    <style:style style:name="T3" style:family="text">
      <style:text-properties fo:font-variant="normal" fo:text-transform="none" fo:color="#092257" loext:opacity="100%" style:text-line-through-style="none" style:text-line-through-type="none" style:text-position="0% 100%" style:font-name="Arial" fo:font-size="13pt" fo:letter-spacing="0.005cm" fo:font-style="normal" style:text-underline-style="none" fo:font-weight="normal" style:font-name-asian="DIN Alternate Bold" style:font-size-asian="13pt" style:font-style-asian="normal" style:font-weight-asian="normal" style:font-name-complex="DIN Alternate Bold" style:font-size-complex="13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Arial" fo:font-size="11pt" fo:letter-spacing="0.005cm" fo:font-style="normal" style:text-underline-style="none" fo:font-weight="bold" style:font-name-asian="DIN Alternate Bold" style:font-size-asian="11pt" style:font-style-asian="normal" style:font-weight-asian="bold" style:font-name-complex="DIN Alternate Bold" style:font-size-complex="11pt" style:font-style-complex="normal" style:font-weight-complex="bold"/>
    </style:style>
    <style:style style:name="T5" style:family="text">
      <style:text-properties fo:color="#ffffff" loext:opacity="100%" style:font-name="Arial" fo:font-size="20pt" fo:font-weight="bold" style:font-size-asian="20pt" style:font-weight-asian="bold" style:font-size-complex="20pt" style:font-weight-complex="bold"/>
    </style:style>
    <style:style style:name="T6" style:family="text">
      <style:text-properties fo:font-variant="normal" fo:text-transform="none" fo:color="#ffffff" loext:opacity="100%" style:text-line-through-style="none" style:text-line-through-type="none" style:text-position="0% 100%" style:font-name="Arial" fo:font-size="15pt" fo:letter-spacing="normal" fo:font-style="normal" style:text-underline-style="none" fo:font-weight="bold" style:font-name-asian="DIN Alternate Bold" style:font-size-asian="15pt" style:font-style-asian="normal" style:font-weight-asian="bold" style:font-name-complex="DIN Alternate Bold" style:font-size-complex="15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9225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1" draw:layer="layout" svg:width="22.86cm" svg:height="11.557cm" svg:x="2.152cm" svg:y="6.969cm">
          <text:p/>
          <draw:enhanced-geometry svg:viewBox="0 0 21600 21600" draw:type="rectangle" draw:enhanced-path="M 0 0 L 21600 0 21600 21600 0 21600 0 0 Z N"/>
        </draw:custom-shape>
        <draw:custom-shape draw:style-name="gr2" draw:text-style-name="P2" draw:layer="layout" svg:width="15.24cm" svg:height="6.604cm" svg:x="5.764cm" svg:y="11.16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 6" draw:style-name="gr3" draw:text-style-name="P3" draw:layer="layout" svg:width="2.664cm" svg:height="3.88cm" svg:x="7.604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3" draw:style-name="gr4" draw:text-style-name="P5" draw:layer="layout" svg:width="2.2cm" svg:height="0.792cm" svg:x="7.835cm" svg:y="12.455cm">
          <text:p text:style-name="P4"><text:span text:style-name="T1">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7" draw:style-name="gr3" draw:text-style-name="P3" draw:layer="layout" svg:width="2.664cm" svg:height="3.88cm" svg:x="16.595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3" draw:style-name="gr4" draw:text-style-name="P5" draw:layer="layout" svg:width="2.268cm" svg:height="0.792cm" svg:x="16.793cm" svg:y="12.455cm">
          <text:p text:style-name="P4"><text:span text:style-name="T1">DB Pod 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8" draw:style-name="gr3" draw:text-style-name="P3" draw:layer="layout" svg:width="2.664cm" svg:height="3.88cm" svg:x="12.099cm" svg:y="12.23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3" draw:style-name="gr4" draw:text-style-name="P5" draw:layer="layout" svg:width="2.2cm" svg:height="0.792cm" svg:x="12.331cm" svg:y="12.455cm">
          <text:p text:style-name="P4"><text:span text:style-name="T1">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9" draw:style-name="gr5" draw:text-style-name="P6" draw:layer="layout" svg:width="0.737cm" svg:height="0.832cm" draw:transform="rotate (-1.5707963267949) translate (12.667cm 12.5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7" draw:layer="layout" svg:width="1.33cm" svg:height="1.29cm" svg:x="6.412cm" svg:y="10.372cm">
          <draw:image xlink:href="Pictures/10000E5400000707000006D2E91941CF.svg" xlink:type="simple" xlink:show="embed" xlink:actuate="onLoad" draw:mime-type="image/svg+xml">
            <text:p/>
          </draw:image>
          <draw:image xlink:href="Pictures/100000010000004400000042EF54FB51.png" xlink:type="simple" xlink:show="embed" xlink:actuate="onLoad" draw:mime-type="image/png"/>
        </draw:frame>
        <draw:custom-shape draw:style-name="gr7" draw:text-style-name="P9" draw:layer="layout" svg:width="11.43cm" svg:height="1.29cm" svg:x="7.674cm" svg:y="7.556cm">
          <text:p text:style-name="P8"><text:span text:style-name="T2">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Группа_ 7" draw:style-name="gr8">
          <draw:line draw:name="Линия_ 13" draw:style-name="gr9" draw:text-style-name="P10" draw:layer="layout" svg:x1="13.401cm" svg:y1="9.128cm" svg:x2="13.401cm" svg:y2="11.922cm">
            <text:p/>
          </draw:line>
          <draw:custom-shape draw:name="Read_ 7" draw:style-name="gr10" draw:text-style-name="P12" draw:layer="layout" svg:width="1.39cm" svg:height="0.834cm" draw:transform="rotate (1.5707963267949) translate (12.607cm 11.024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0" draw:style-name="gr11" draw:text-style-name="P12" draw:layer="layout" svg:width="2.153cm" svg:height="0.834cm" draw:transform="rotate (-1.5707963267949) translate (14.194cm 9.66cm)">
            <text:p text:style-name="P11"><text:span text:style-name="T3">Write <text:s text:c="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ad_ 5" draw:style-name="gr12" draw:text-style-name="P12" draw:layer="layout" svg:width="1.882cm" svg:height="0.835cm" svg:x="12.531cm" svg:y="16.376cm">
          <text:p text:style-name="P11"><text:span text:style-name="T3">Pri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ad_ 6" draw:style-name="gr13" draw:text-style-name="P12" draw:layer="layout" svg:width="1.835cm" svg:height="0.835cm" svg:x="7.956cm" svg:y="16.376cm">
          <text:p text:style-name="P11"><text:span text:style-name="T3">Repl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ad_ 8" draw:style-name="gr14" draw:text-style-name="P12" draw:layer="layout" svg:width="1.835cm" svg:height="0.835cm" svg:x="17.056cm" svg:y="16.376cm">
          <text:p text:style-name="P11"><text:span text:style-name="T3">Repl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 1" draw:style-name="gr8">
          <draw:line draw:name="Линия_ 1" draw:style-name="gr15" draw:text-style-name="P10" draw:layer="layout" svg:x1="10.29cm" svg:y1="14.682cm" svg:x2="11.957cm" svg:y2="14.289cm">
            <text:p/>
          </draw:line>
          <draw:custom-shape draw:name="Read_ 9" draw:style-name="gr16" draw:text-style-name="P12" draw:layer="layout" svg:width="1.361cm" svg:height="0.835cm" draw:transform="rotate (0.245742358680802) translate (10.375cm 13.802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2" draw:style-name="gr17" draw:text-style-name="P6" draw:layer="layout" svg:width="0.737cm" svg:height="0.832cm" draw:transform="rotate (-1.5707963267949) translate (12.689cm 12.7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2" draw:style-name="gr15" draw:text-style-name="P10" draw:layer="layout" svg:x1="16.563cm" svg:y1="14.698cm" svg:x2="14.896cm" svg:y2="14.305cm">
            <text:p/>
          </draw:line>
          <draw:custom-shape draw:name="Read_ 19" draw:style-name="gr18" draw:text-style-name="P12" draw:layer="layout" svg:width="1.361cm" svg:height="0.835cm" draw:transform="rotate (-0.239459173373623) translate (15.173cm 13.47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page>
      <draw:page draw:name="page2" draw:style-name="dp1" draw:master-page-name="Обычный">
        <draw:custom-shape draw:style-name="gr19" draw:text-style-name="P1" draw:layer="layout" svg:width="22.86cm" svg:height="12.666cm" svg:x="3.252cm" svg:y="1.669cm">
          <text:p/>
          <draw:enhanced-geometry svg:viewBox="0 0 21600 21600" draw:type="rectangle" draw:enhanced-path="M 0 0 L 21600 0 21600 21600 0 21600 0 0 Z N"/>
        </draw:custom-shape>
        <draw:custom-shape draw:style-name="gr20" draw:text-style-name="P1" draw:layer="layout" svg:width="15.875cm" svg:height="12.7cm" svg:x="6.685cm" svg:y="1.605cm">
          <text:p/>
          <draw:enhanced-geometry svg:viewBox="0 0 21600 21600" draw:type="rectangle" draw:enhanced-path="M 0 0 L 21600 0 21600 21600 0 21600 0 0 Z N"/>
        </draw:custom-shape>
        <draw:custom-shape draw:style-name="gr21" draw:text-style-name="P2" draw:layer="layout" svg:width="15.24cm" svg:height="9.525cm" svg:x="6.985cm" svg:y="4.445cm">
          <text:p/>
          <draw:enhanced-geometry svg:viewBox="0 0 21600 21600" draw:mirror-horizontal="false" draw:mirror-vertical="false" draw:path-stretchpoint-x="10800" draw:path-stretchpoint-y="10800" draw:text-areas="?f3 ?f4 ?f5 ?f6" draw:type="round-rectangle" draw:modifiers="1088.389670375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6" draw:style-name="gr22" draw:text-style-name="P3" draw:layer="layout" svg:width="2.664cm" svg:height="3.88cm" svg:x="8.825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2" draw:style-name="gr23" draw:text-style-name="P14" draw:layer="layout" svg:width="2.043cm" svg:height="0.75cm" svg:x="9.135cm" svg:y="9.525cm">
          <text:p text:style-name="P13"><text:span text:style-name="T4">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4" draw:style-name="gr22" draw:text-style-name="P3" draw:layer="layout" svg:width="2.664cm" svg:height="3.88cm" svg:x="17.816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2" draw:style-name="gr23" draw:text-style-name="P14" draw:layer="layout" svg:width="2.043cm" svg:height="0.75cm" svg:x="18.127cm" svg:y="9.525cm">
          <text:p text:style-name="P13"><text:span text:style-name="T4">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5" draw:style-name="gr22" draw:text-style-name="P3" draw:layer="layout" svg:width="2.664cm" svg:height="3.88cm" svg:x="13.32cm" svg:y="9.279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2" draw:style-name="gr23" draw:text-style-name="P14" draw:layer="layout" svg:width="2.043cm" svg:height="0.75cm" svg:x="13.631cm" svg:y="9.525cm">
          <text:p text:style-name="P13"><text:span text:style-name="T4">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Группа_ 10" draw:style-name="gr8">
          <draw:line draw:name="Линия_ 9" draw:style-name="gr24" draw:text-style-name="P10" draw:layer="layout" svg:x1="10.155cm" svg:y1="6.826cm" svg:x2="10.155cm" svg:y2="9.171cm">
            <text:p/>
          </draw:line>
          <draw:custom-shape draw:name="Read_ 10" draw:style-name="gr25" draw:text-style-name="P12" draw:layer="layout" svg:width="1.39cm" svg:height="0.834cm" draw:transform="rotate (1.5707963267949) translate (9.42cm 8.693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8" draw:style-name="gr26" draw:text-style-name="P6" draw:layer="layout" svg:width="0.737cm" svg:height="0.832cm" draw:transform="rotate (-1.5707963267949) translate (10.887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1" draw:style-name="gr8">
          <draw:line draw:name="Линия_ 10" draw:style-name="gr27" draw:text-style-name="P10" draw:layer="layout" svg:x1="19.149cm" svg:y1="6.826cm" svg:x2="19.149cm" svg:y2="9.171cm">
            <text:p/>
          </draw:line>
          <draw:custom-shape draw:name="Read_ 11" draw:style-name="gr28" draw:text-style-name="P12" draw:layer="layout" svg:width="1.39cm" svg:height="0.834cm" draw:transform="rotate (1.5707963267949) translate (18.414cm 8.693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3" draw:style-name="gr29" draw:text-style-name="P6" draw:layer="layout" svg:width="0.737cm" svg:height="0.832cm" draw:transform="rotate (-1.5707963267949) translate (19.882cm 7.6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2" draw:style-name="gr8">
          <draw:line draw:name="Линия_ 16" draw:style-name="gr30" draw:text-style-name="P10" draw:layer="layout" svg:x1="14.621cm" svg:y1="3.344cm" svg:x2="14.621cm" svg:y2="5.689cm">
            <text:p/>
          </draw:line>
          <draw:custom-shape draw:name="Read_ 12" draw:style-name="gr31" draw:text-style-name="P12" draw:layer="layout" svg:width="1.39cm" svg:height="0.834cm" draw:transform="rotate (1.5707963267949) translate (13.885cm 5.211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4" draw:style-name="gr32" draw:text-style-name="P12" draw:layer="layout" svg:width="1.361cm" svg:height="0.834cm" draw:transform="rotate (-1.5707963267949) translate (15.357cm 3.835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3" draw:style-name="gr8">
          <draw:line draw:name="Линия_ 17" draw:style-name="gr24" draw:text-style-name="P10" draw:layer="layout" svg:x1="11.489cm" svg:y1="11.565cm" svg:x2="13.156cm" svg:y2="11.172cm">
            <text:p/>
          </draw:line>
          <draw:custom-shape draw:name="Read_ 13" draw:style-name="gr33" draw:text-style-name="P12" draw:layer="layout" svg:width="1.361cm" svg:height="0.835cm" draw:transform="rotate (0.245742358680802) translate (11.574cm 10.685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5" draw:style-name="gr34" draw:text-style-name="P6" draw:layer="layout" svg:width="0.737cm" svg:height="0.832cm" draw:transform="rotate (-1.5707963267949) translate (13.888cm 9.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18" draw:style-name="gr24" draw:text-style-name="P10" draw:layer="layout" svg:x1="17.762cm" svg:y1="11.581cm" svg:x2="16.095cm" svg:y2="11.188cm">
            <text:p/>
          </draw:line>
          <draw:custom-shape draw:name="Read_ 14" draw:style-name="gr35" draw:text-style-name="P12" draw:layer="layout" svg:width="1.361cm" svg:height="0.835cm" draw:transform="rotate (-0.239459173373623) translate (16.372cm 10.353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4" draw:style-name="gr8">
          <draw:line draw:name="Линия_ 19" draw:style-name="gr36" draw:text-style-name="P10" draw:layer="layout" svg:x1="14.556cm" svg:y1="6.827cm" svg:x2="14.556cm" svg:y2="9.172cm">
            <text:p/>
          </draw:line>
          <draw:custom-shape draw:name="Read_ 15" draw:style-name="gr37" draw:text-style-name="P12" draw:layer="layout" svg:width="1.361cm" svg:height="0.834cm" draw:transform="rotate (1.5707963267949) translate (13.82cm 8.679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6" draw:style-name="gr38" draw:text-style-name="P6" draw:layer="layout" svg:width="0.737cm" svg:height="0.832cm" draw:transform="rotate (-1.5707963267949) translate (15.288cm 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6" draw:text-style-name="P7" draw:layer="layout" svg:width="1.33cm" svg:height="1.29cm" svg:x="7.633cm" svg:y="3.821cm">
          <draw:image xlink:href="Pictures/10000E5400000707000006D2E91941CF.svg" xlink:type="simple" xlink:show="embed" xlink:actuate="onLoad" draw:mime-type="image/svg+xml">
            <text:p/>
          </draw:image>
          <draw:image xlink:href="Pictures/100000010000004400000042EF54FB51.png" xlink:type="simple" xlink:show="embed" xlink:actuate="onLoad" draw:mime-type="image/png"/>
        </draw:frame>
        <draw:custom-shape draw:style-name="gr39" draw:text-style-name="P16" draw:layer="layout" svg:width="11.43cm" svg:height="1.29cm" svg:x="8.895cm" svg:y="1.905cm">
          <text:p text:style-name="P15"><text:span text:style-name="T5">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40" draw:text-style-name="P18" draw:layer="layout" svg:width="12.17cm" svg:height="0.922cm" svg:x="8.525cm" svg:y="5.721cm" svg:viewBox="0 0 12171 923" draw:points="0,923 892,0 11292,0 12171,923">
          <text:p text:style-name="P17"><text:span text:style-name="T6">pgB</text:span><text:span text:style-name="T6">oun</text:span><text:span text:style-name="T6">cer </text:span><text:span text:style-name="T6">(DB </text:span><text:span text:style-name="T6">pro</text:span><text:span text:style-name="T6">xy)</text:span></text:p>
        </draw:polygon>
      </draw:page>
      <draw:page draw:name="page3" draw:style-name="dp1" draw:master-page-name="Blank">
        <draw:custom-shape draw:style-name="gr41" draw:text-style-name="P1" draw:layer="layout" svg:width="22.86cm" svg:height="11.857cm" svg:x="3.024cm" svg:y="2.859cm">
          <text:p/>
          <draw:enhanced-geometry svg:viewBox="0 0 21600 21600" draw:type="rectangle" draw:enhanced-path="M 0 0 L 21600 0 21600 21600 0 21600 0 0 Z N"/>
        </draw:custom-shape>
        <draw:custom-shape draw:style-name="gr42" draw:text-style-name="P1" draw:layer="layout" svg:width="15.875cm" svg:height="9.725cm" svg:x="6.685cm" svg:y="3.175cm">
          <text:p/>
          <draw:enhanced-geometry svg:viewBox="0 0 21600 21600" draw:type="rectangle" draw:enhanced-path="M 0 0 L 21600 0 21600 21600 0 21600 0 0 Z N"/>
        </draw:custom-shape>
        <draw:custom-shape draw:style-name="gr43" draw:text-style-name="P2" draw:layer="layout" svg:width="15.24cm" svg:height="7.144cm" svg:x="6.985cm" svg:y="6.556cm">
          <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Фигура_8" draw:style-name="gr44" draw:text-style-name="P3" draw:layer="layout" svg:width="2.664cm" svg:height="3.88cm" svg:x="8.825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1_ 4" draw:style-name="gr45" draw:text-style-name="P14" draw:layer="layout" svg:width="2.043cm" svg:height="0.75cm" svg:x="9.135cm" svg:y="8.101cm">
          <text:p text:style-name="P13"><text:span text:style-name="T4">DB Po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9" draw:style-name="gr44" draw:text-style-name="P3" draw:layer="layout" svg:width="2.664cm" svg:height="3.88cm" svg:x="17.816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3_ 4" draw:style-name="gr45" draw:text-style-name="P14" draw:layer="layout" svg:width="2.043cm" svg:height="0.75cm" svg:x="18.127cm" svg:y="8.101cm">
          <text:p text:style-name="P13"><text:span text:style-name="T4">DB Po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Фигура_ 10" draw:style-name="gr44" draw:text-style-name="P3" draw:layer="layout" svg:width="2.664cm" svg:height="3.88cm" svg:x="13.32cm" svg:y="7.855cm">
          <text:p/>
          <draw:enhanced-geometry draw:mirror-horizontal="false" draw:mirror-vertical="false" svg:viewBox="0 0 0 0" drawooo:sub-view-size="21600 21600" draw:text-areas="0 0 ?f2 ?f3" draw:type="ooxml-non-primitive" draw:enhanced-path="M 10801 0 C 7949 0 5266 392 3255 1111 1360 1787 273 2685 273 3572 273 4460 1360 5360 3255 6035 5266 6749 7949 7147 10801 7147 13652 7147 16334 6754 18345 6035 20240 5360 21327 4460 21327 3572 21327 2685 20240 1787 18345 1111 16334 398 13652 0 10801 0 Z M 12 4505 L 12 5914 C 12 8033 4846 9754 10811 9754 16776 9754 21600 8039 21600 5914 L 21600 4505 C 21136 5284 20088 5991 18531 6541 16460 7276 13718 7679 10806 7679 7894 7679 5146 7276 3081 6541 1524 5985 476 5284 12 4505 Z M 0 7320 L 0 8284 C 0 10402 4836 12123 10801 12123 16766 12123 21600 10408 21600 8284 L 21600 7320 C 21458 7495 21295 7664 21098 7827 20508 8329 19672 8769 18618 9145 16520 9891 13745 10299 10801 10299 7856 10299 5080 9891 2982 9145 1928 8769 1099 8329 504 7827 307 7664 142 7495 0 7320 Z M 0 9689 L 0 10653 C 0 12771 4836 14492 10801 14492 16766 14492 21600 12777 21600 10653 L 21600 9689 C 21458 9864 21295 10033 21098 10197 20508 10698 19672 11138 18618 11514 16520 12260 13745 12668 10801 12668 7856 12668 5080 12260 2982 11514 1928 11138 1099 10698 504 10197 307 10033 142 9864 0 9689 Z M 0 12059 L 0 13022 C 0 15141 4836 16862 10801 16862 16766 16862 21600 15146 21600 13022 L 21600 12059 C 21458 12233 21295 12402 21098 12566 20508 13067 19672 13507 18618 13883 16520 14629 13745 15037 10801 15037 7856 15037 5080 14629 2982 13883 1928 13507 1099 13067 504 12566 307 12402 142 12233 0 12059 Z M 0 14428 L 0 15391 C 0 17510 4836 19231 10801 19231 16766 19231 21600 17515 21600 15391 L 21600 14428 C 21458 14602 21295 14772 21098 14935 20508 15436 19672 15877 18618 16252 16520 16998 13745 17406 10801 17406 7856 17406 5080 16998 2982 16252 1928 15877 1099 15436 504 14935 307 14772 142 14602 0 14428 Z M 0 16797 L 0 17760 C 0 19879 4836 21600 10801 21600 16766 21600 21600 19879 21600 17760 L 21600 16797 C 21458 16971 21295 17141 21098 17304 20508 17805 19672 18246 18618 18622 16520 19368 13745 19775 10801 19775 7856 19775 5080 19368 2982 18622 1928 18246 1099 17805 504 17304 307 17141 142 16971 0 16797 Z N">
            <draw:equation draw:name="f0" draw:formula="logwidth/2"/>
            <draw:equation draw:name="f1" draw:formula="logheight/2"/>
            <draw:equation draw:name="f2" draw:formula="logwidth"/>
            <draw:equation draw:name="f3" draw:formula="logheight"/>
          </draw:enhanced-geometry>
        </draw:custom-shape>
        <draw:custom-shape draw:name="PXC Pod 2_ 4" draw:style-name="gr45" draw:text-style-name="P14" draw:layer="layout" svg:width="2.043cm" svg:height="0.75cm" svg:x="13.631cm" svg:y="8.101cm">
          <text:p text:style-name="P13"><text:span text:style-name="T4">DB Po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7" draw:layer="layout" svg:width="1.33cm" svg:height="1.29cm" svg:x="7.633cm" svg:y="5.966cm">
          <draw:image xlink:href="Pictures/10000E5400000707000006D2E91941CF.svg" xlink:type="simple" xlink:show="embed" xlink:actuate="onLoad" draw:mime-type="image/svg+xml">
            <text:p/>
          </draw:image>
          <draw:image xlink:href="Pictures/100000010000004400000042EF54FB51.png" xlink:type="simple" xlink:show="embed" xlink:actuate="onLoad" draw:mime-type="image/png"/>
        </draw:frame>
        <draw:g draw:name="Группа_ 15" draw:style-name="gr8">
          <draw:line draw:name="Линия_ 3" draw:style-name="gr46" draw:text-style-name="P10" draw:layer="layout" svg:x1="19.204cm" svg:y1="4.912cm" svg:x2="19.204cm" svg:y2="7.747cm">
            <text:p/>
          </draw:line>
          <draw:custom-shape draw:name="Read_ 3" draw:style-name="gr47" draw:text-style-name="P12" draw:layer="layout" svg:width="1.39cm" svg:height="0.834cm" draw:transform="rotate (1.5707963267949) translate (18.406cm 6.623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3" draw:style-name="gr48" draw:text-style-name="P6" draw:layer="layout" svg:width="0.89cm" svg:height="1.007cm" draw:transform="rotate (-1.5707963267949) translate (20.091cm 5.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6" draw:style-name="gr8">
          <draw:line draw:name="Линия_ 20" draw:style-name="gr15" draw:text-style-name="P10" draw:layer="layout" svg:x1="10.173cm" svg:y1="4.912cm" svg:x2="10.173cm" svg:y2="7.747cm">
            <text:p/>
          </draw:line>
          <draw:custom-shape draw:name="Read_ 16" draw:style-name="gr49" draw:text-style-name="P12" draw:layer="layout" svg:width="1.39cm" svg:height="0.834cm" draw:transform="rotate (1.5707963267949) translate (9.372cm 6.624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7" draw:style-name="gr50" draw:text-style-name="P6" draw:layer="layout" svg:width="0.891cm" svg:height="1.006cm" draw:transform="rotate (-1.5707963267949) translate (11.058cm 5.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Группа_ 17" draw:style-name="gr8">
          <draw:line draw:name="Линия_ 21" draw:style-name="gr15" draw:text-style-name="P10" draw:layer="layout" svg:x1="11.489cm" svg:y1="10.141cm" svg:x2="13.156cm" svg:y2="9.748cm">
            <text:p/>
          </draw:line>
          <draw:custom-shape draw:name="Read_ 17" draw:style-name="gr51" draw:text-style-name="P12" draw:layer="layout" svg:width="1.361cm" svg:height="0.835cm" draw:transform="rotate (0.245742358680802) translate (11.574cm 9.261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8" draw:style-name="gr52" draw:text-style-name="P6" draw:layer="layout" svg:width="0.737cm" svg:height="0.832cm" draw:transform="rotate (-1.5707963267949) translate (13.888cm 8.2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Линия_ 22" draw:style-name="gr15" draw:text-style-name="P10" draw:layer="layout" svg:x1="17.762cm" svg:y1="10.157cm" svg:x2="16.095cm" svg:y2="9.764cm">
            <text:p/>
          </draw:line>
          <draw:custom-shape draw:name="Read_ 18" draw:style-name="gr53" draw:text-style-name="P12" draw:layer="layout" svg:width="1.361cm" svg:height="0.835cm" draw:transform="rotate (-0.239459173373623) translate (16.372cm 8.929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54" draw:text-style-name="P16" draw:layer="layout" svg:width="11.43cm" svg:height="1.29cm" svg:x="8.894cm" svg:y="3.468cm">
          <text:p text:style-name="P15"><text:span text:style-name="T5">Client Application</text:span></text:p>
          <draw:enhanced-geometry svg:viewBox="0 0 21600 21600" draw:mirror-horizontal="false" draw:mirror-vertical="false" draw:path-stretchpoint-x="10800" draw:path-stretchpoint-y="10800" draw:text-areas="?f3 ?f4 ?f5 ?f6" draw:type="round-rectangle" draw:modifiers="1658.6620502040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Группа_ 18" draw:style-name="gr8">
          <draw:line draw:name="Линия_ 23" draw:style-name="gr30" draw:text-style-name="P10" draw:layer="layout" svg:x1="14.589cm" svg:y1="4.937cm" svg:x2="14.587cm" svg:y2="7.724cm">
            <text:p/>
          </draw:line>
          <draw:custom-shape draw:name="Read_ 20" draw:style-name="gr55" draw:text-style-name="P12" draw:layer="layout" svg:width="1.39cm" svg:height="0.834cm" draw:transform="rotate (1.5707963267949) translate (13.851cm 6.646cm)">
            <text:p text:style-name="P11"><text:span text:style-name="T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Write_ 1" draw:style-name="gr56" draw:text-style-name="P12" draw:layer="layout" svg:width="1.361cm" svg:height="0.834cm" draw:transform="rotate (-1.5707963267949) translate (15.323cm 5.27cm)">
            <text:p text:style-name="P11"><text:span text:style-name="T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ad_ 1" draw:style-name="gr57" draw:text-style-name="P12" draw:layer="layout" svg:width="1.882cm" svg:height="0.835cm" svg:x="13.731cm" svg:y="12.076cm">
          <text:p text:style-name="P11"><text:span text:style-name="T3">Prim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ad_ 2" draw:style-name="gr58" draw:text-style-name="P12" draw:layer="layout" svg:width="1.835cm" svg:height="0.835cm" svg:x="9.156cm" svg:y="12.076cm">
          <text:p text:style-name="P11"><text:span text:style-name="T3">Repl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ad_ 4" draw:style-name="gr59" draw:text-style-name="P12" draw:layer="layout" svg:width="1.835cm" svg:height="0.835cm" svg:x="18.256cm" svg:y="12.076cm">
          <text:p text:style-name="P11"><text:span text:style-name="T3">Repl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Полужирный" style:font-family-generic="swiss" style:font-pitch="variable"/>
    <style:font-face style:name="Arial1" svg:font-family="Arial" style:font-family-generic="swiss" style:font-pitch="variable"/>
    <style:font-face style:name="DIN Alternate Bold" svg:font-family="'DIN Alternate Bol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Triangle" svg:viewBox="0 0 1013 1130" svg:d="M1009 1050l-449-1008-22-30-29-12-34 12-21 26-449 1012-5 13v8l5 21 12 21 17 13 21 4h903l21-4 21-13 9-21 4-21v-8z"/>
    <draw:marker draw:name="msArrowEnd_20_5" draw:display-name="msArrowEnd 5" svg:viewBox="0 0 300 300" svg:d="M150 0l150 300h-30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stroke-dash draw:name="Dash_20_Dot_20_4" draw:display-name="Dash Dot 4" draw:style="rect" draw:dots1="1" draw:dots1-length="0.02cm" draw:dots2="1" draw:dots2-length="0.02cm" draw:distance="0.02cm"/>
    <draw:stroke-dash draw:name="Dashed_20__28_var_29__20_1" draw:display-name="Dashed (var) 1" draw:style="rect" draw:dots1="1" draw:dots1-length="0.02cm" draw:dots2="1" draw:dots2-length="0.02cm" draw:distance="0.02cm"/>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Triangle" draw:marker-start-width="0.2cm" draw:marker-start-center="false" draw:marker-end="Triangl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Базовый_5f_1" style:display-name="Базовый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Базовый_5f_1" style:display-name="Базовый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Базовый_5f_1_5f_1" style:display-name="Базовый_1_1" style:family="graphic">
      <style:graphic-properties draw:stroke="solid" draw:stroke-dash="Dashed_20__28_var_29__20_1" svg:stroke-width="0cm" svg:stroke-color="#3465a4" draw:marker-start-width="1.067cm" draw:marker-start-center="false" draw:marker-end-width="0.457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Базовый_5f_1_5f_1" style:display-name="Базовый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gr1" style:family="graphic" style:parent-style-name="standard">
      <style:graphic-properties draw:stroke="none" svg:stroke-width="0.035cm" draw:stroke-linejoin="miter" draw:fill="none" draw:fill-color="#ffffff" draw:textarea-vertical-align="top" draw:auto-grow-height="false" draw:fit-to-size="false" style:shrink-to-fit="false" fo:min-height="15.713cm" fo:padding-top="0.141cm" fo:padding-bottom="0.141cm" fo:padding-left="0.141cm" fo:padding-right="0.141cm" fo:wrap-option="wrap" loext:decorative="false"/>
    </style:style>
    <style:style style:name="MP1" style:family="paragraph">
      <loext:graphic-properties draw:fill="none" draw:fill-color="#ffffff"/>
      <style:paragraph-properties fo:text-align="center" style:font-independent-line-spacing="true"/>
      <style:text-properties fo:font-size="16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style:master-page style:name="Blank" style:page-layout-name="PM0"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Номер слайда" draw:style-name="Mgr1" draw:text-style-name="MP1" draw:layer="backgroundobjects" svg:width="0.858cm" svg:height="0.952cm" svg:x="33.558cm" svg:y="25.541cm">
        <draw:text-box>
          <text:p/>
        </draw:text-box>
      </draw:fra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8T10:40:43.215234524</meta:creation-date>
    <dc:date>2024-05-31T20:33:24.592094106</dc:date>
    <meta:editing-duration>PT15M10S</meta:editing-duration>
    <meta:editing-cycles>12</meta:editing-cycles>
    <meta:generator>LibreOffice/24.2.3.2$Linux_X86_64 LibreOffice_project/420$Build-2</meta:generator>
    <meta:document-statistic meta:object-count="91"/>
  </office:meta>
</office:document-meta>
</file>